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2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2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2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2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2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2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2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3c79d2" officeooo:paragraph-rsid="023c79d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18a303" loext:opacity="100%" style:font-name="Arial2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text-properties fo:color="#18a303" loext:opacity="100%" style:font-name="Arial2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text-properties fo:color="#18a303" loext:opacity="100%" style:font-name="Arial2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18a303" loext:opacity="100%" style:font-name="Arial2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18a303" loext:opacity="100%" style:font-name="Arial" fo:font-size="9.75pt" fo:language="fr" fo:country="FR" fo:font-style="normal" fo:font-weight="bold" officeooo:rsid="007909e8" officeooo:paragraph-rsid="023c79d2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break-before="page"/>
      <style:text-properties fo:color="#18a303" loext:opacity="100%" style:font-name="Arial" fo:font-size="9.75pt" fo:language="fr" fo:country="FR" fo:font-style="normal" fo:font-weight="bold" officeooo:rsid="007909e8" officeooo:paragraph-rsid="023c79d2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18a303" loext:opacity="100%" style:font-name="Arial2" fo:font-size="12pt" fo:language="fr" fo:country="FR" fo:font-style="normal" fo:font-weight="bold" officeooo:rsid="023e8c20" officeooo:paragraph-rsid="023e8c20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84f3b"/>
    </style:style>
    <style:style style:name="T3" style:family="text">
      <style:text-properties officeooo:rsid="02391357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23a582a"/>
    </style:style>
    <style:style style:name="T8" style:family="text">
      <style:text-properties officeooo:rsid="023c79d2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43773233630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20">20220<text:span text:style-name="T7">905</text:span> <text:span text:style-name="T4">0</text:span><text:span text:style-name="T7">7</text:span>:0<text:span text:style-name="T4">0</text:span></text:p>
          </table:table-cell>
          <table:table-cell table:style-name="Tableau1.A2" office:value-type="string">
            <text:p text:style-name="P21">Appel</text:p>
          </table:table-cell>
          <table:table-cell table:style-name="Tableau1.D2" office:value-type="float" office:value="25">
            <text:p text:style-name="P22"><text:span text:style-name="T8">2</text:span><text:span text:style-name="T6">5</text:span></text:p>
          </table:table-cell>
          <table:table-cell table:style-name="Tableau1.D2" table:formula="ooow:&lt;D2&gt;" office:value-type="float" office:value="25">
            <text:p text:style-name="P23">25</text:p>
          </table:table-cell>
          <table:table-cell table:style-name="Tableau1.F2" office:value-type="string">
            <text:p text:style-name="P26">0 Absent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2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24">Activité 1: Forme explicite d'une suite arithmético-géométriques</text:p>
          </table:table-cell>
          <table:table-cell table:style-name="Tableau1.D3" office:value-type="float" office:value="35">
            <text:p text:style-name="P14">35</text:p>
          </table:table-cell>
          <table:table-cell table:style-name="Tableau1.E3" table:formula="ooow:&lt;E2&gt;+&lt;D3&gt;" office:value-type="float" office:value="60">
            <text:p text:style-name="P15">60</text:p>
          </table:table-cell>
          <table:table-cell table:style-name="Tableau1.F3" office:value-type="string">
            <text:p text:style-name="P16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3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25">Activité <text:span text:style-name="T8">2</text:span>: Forme explicite d'une suite arithmético-géométriques</text:p>
          </table:table-cell>
          <table:table-cell table:style-name="Tableau1.D4" office:value-type="float" office:value="30">
            <text:p text:style-name="P14">30</text:p>
          </table:table-cell>
          <table:table-cell table:style-name="Tableau1.E4" table:formula="ooow:&lt;E3&gt;+&lt;D4&gt;" office:value-type="float" office:value="90">
            <text:p text:style-name="P15">90</text:p>
          </table:table-cell>
          <table:table-cell table:style-name="Tableau1.F4" office:value-type="string">
            <text:p text:style-name="P1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19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24">Activité <text:span text:style-name="T8">3</text:span>: <text:span text:style-name="T8">Déterminer la suite auxiliaire afin de trouver la f</text:span>orme explicite d'une suite arithmético-géométriques</text:p>
          </table:table-cell>
          <table:table-cell table:style-name="Tableau1.D5" office:value-type="float" office:value="30">
            <text:p text:style-name="P14">30</text:p>
          </table:table-cell>
          <table:table-cell table:style-name="Tableau1.E5" table:formula="ooow:&lt;E4&gt;+&lt;D5&gt;" office:value-type="float" office:value="120">
            <text:p text:style-name="P15">120</text:p>
          </table:table-cell>
          <table:table-cell table:style-name="Tableau1.F5" office:value-type="string">
            <text:p text:style-name="P17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84f3b"/>
    </style:style>
    <style:style style:name="MT3" style:family="text">
      <style:text-properties officeooo:rsid="02391357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4</text:span>-<text:span text:style-name="MT2">S</text:span>uites arithmético-géométriques<text:span text:style-name="MT3">(1)</text:span>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5T09:23:56.956837340</dc:date>
    <meta:editing-duration>P3DT17H37M41S</meta:editing-duration>
    <meta:editing-cycles>819</meta:editing-cycles>
    <meta:generator>LibreOffice/7.3.5.2$Linux_X86_64 LibreOffice_project/30$Build-2</meta:generator>
    <meta:document-statistic meta:table-count="1" meta:image-count="0" meta:object-count="0" meta:page-count="1" meta:paragraph-count="25" meta:word-count="56" meta:character-count="377" meta:non-whitespace-character-count="346"/>
  </office:meta>
</office:document-meta>
</file>